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25in" style:rel-column-width="11829*"/>
    </style:style>
    <style:style style:name="Table1.B" style:family="table-column">
      <style:table-column-properties style:column-width="1.0611in" style:rel-column-width="10041*"/>
    </style:style>
    <style:style style:name="Table1.C" style:family="table-column">
      <style:table-column-properties style:column-width="4.6139in" style:rel-column-width="4366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Droid Sans" officeooo:rsid="0019baff" officeooo:paragraph-rsid="0019baff"/>
    </style:style>
    <style:style style:name="P2" style:family="paragraph" style:parent-style-name="Standard">
      <style:text-properties style:font-name="Droid Sans" officeooo:rsid="00223fdd" officeooo:paragraph-rsid="00223fdd"/>
    </style:style>
    <style:style style:name="P3" style:family="paragraph" style:parent-style-name="Standard">
      <style:text-properties style:font-name="Droid Sans" officeooo:rsid="001be806" officeooo:paragraph-rsid="001be806"/>
    </style:style>
    <style:style style:name="P4" style:family="paragraph" style:parent-style-name="Standard">
      <style:text-properties style:font-name="Droid Sans" officeooo:rsid="001be806" officeooo:paragraph-rsid="005159b5"/>
    </style:style>
    <style:style style:name="P5" style:family="paragraph" style:parent-style-name="Standard">
      <style:text-properties style:font-name="Droid Sans" officeooo:rsid="001d9dab" officeooo:paragraph-rsid="001d9dab"/>
    </style:style>
    <style:style style:name="P6" style:family="paragraph" style:parent-style-name="Standard">
      <style:text-properties style:font-name="Droid Sans" fo:font-weight="bold" officeooo:rsid="001be806" officeooo:paragraph-rsid="001be806" style:font-weight-asian="bold" style:font-weight-complex="bold"/>
    </style:style>
    <style:style style:name="P7" style:family="paragraph" style:parent-style-name="Standard">
      <style:text-properties style:font-name="Droid Sans" fo:font-weight="bold" officeooo:rsid="00451906" officeooo:paragraph-rsid="00451906" style:font-weight-asian="bold" style:font-weight-complex="bold"/>
    </style:style>
    <style:style style:name="P8" style:family="paragraph" style:parent-style-name="Standard">
      <style:text-properties style:font-name="Droid Sans" fo:font-weight="bold" officeooo:rsid="004e83fd" officeooo:paragraph-rsid="004e83fd" style:font-weight-asian="bold" style:font-weight-complex="bold"/>
    </style:style>
    <style:style style:name="P9" style:family="paragraph" style:parent-style-name="Standard">
      <style:text-properties style:font-name="Droid Sans" fo:font-weight="bold" officeooo:rsid="006240bc" officeooo:paragraph-rsid="006240bc" style:font-weight-asian="bold" style:font-weight-complex="bold"/>
    </style:style>
    <style:style style:name="P10" style:family="paragraph" style:parent-style-name="Standard">
      <style:text-properties style:font-name="Droid Sans" fo:font-weight="bold" officeooo:rsid="0027aa91" officeooo:paragraph-rsid="0027aa91" style:font-weight-asian="bold" style:font-weight-complex="bold"/>
    </style:style>
    <style:style style:name="P11" style:family="paragraph" style:parent-style-name="Standard">
      <style:text-properties style:font-name="Droid Sans" fo:font-weight="bold" officeooo:rsid="004142ca" officeooo:paragraph-rsid="004142ca" style:font-weight-asian="bold" style:font-weight-complex="bold"/>
    </style:style>
    <style:style style:name="P12" style:family="paragraph" style:parent-style-name="Standard">
      <style:text-properties style:font-name="Droid Sans" fo:font-weight="bold" officeooo:rsid="0019baff" officeooo:paragraph-rsid="0019baff" style:font-weight-asian="bold" style:font-weight-complex="bold"/>
    </style:style>
    <style:style style:name="P13" style:family="paragraph" style:parent-style-name="Standard">
      <style:text-properties style:font-name="Droid Sans" fo:font-weight="normal" officeooo:rsid="0027aa91" officeooo:paragraph-rsid="002cdce6" style:font-weight-asian="normal" style:font-weight-complex="normal"/>
    </style:style>
    <style:style style:name="P14" style:family="paragraph" style:parent-style-name="Standard">
      <style:text-properties style:font-name="Droid Sans" fo:font-weight="normal" officeooo:rsid="0027aa91" officeooo:paragraph-rsid="0061f625" style:font-weight-asian="normal" style:font-weight-complex="normal"/>
    </style:style>
    <style:style style:name="P15" style:family="paragraph" style:parent-style-name="Standard">
      <style:text-properties style:font-name="Droid Sans" fo:font-weight="normal" officeooo:rsid="003052df" officeooo:paragraph-rsid="003052df" style:font-weight-asian="normal" style:font-weight-complex="normal"/>
    </style:style>
    <style:style style:name="P16" style:family="paragraph" style:parent-style-name="Standard">
      <style:text-properties style:font-name="Droid Sans" fo:font-weight="normal" officeooo:rsid="003a472e" officeooo:paragraph-rsid="003a472e" style:font-weight-asian="normal" style:font-weight-complex="normal"/>
    </style:style>
    <style:style style:name="P17" style:family="paragraph" style:parent-style-name="Standard">
      <style:text-properties style:font-name="Droid Sans" fo:font-weight="normal" officeooo:rsid="004142ca" officeooo:paragraph-rsid="004142ca" style:font-weight-asian="normal" style:font-weight-complex="normal"/>
    </style:style>
    <style:style style:name="P18" style:family="paragraph" style:parent-style-name="Standard">
      <style:text-properties style:font-name="Droid Sans" fo:font-weight="normal" officeooo:rsid="004a49d8" officeooo:paragraph-rsid="004a49d8" style:font-weight-asian="normal" style:font-weight-complex="normal"/>
    </style:style>
    <style:style style:name="P19" style:family="paragraph" style:parent-style-name="Standard">
      <style:text-properties style:font-name="Droid Sans" fo:font-weight="normal" officeooo:rsid="004e83fd" officeooo:paragraph-rsid="004e83fd" style:font-weight-asian="normal" style:font-weight-complex="normal"/>
    </style:style>
    <style:style style:name="P20" style:family="paragraph" style:parent-style-name="Standard">
      <style:text-properties style:font-name="Droid Sans" fo:font-weight="normal" officeooo:rsid="00418e07" officeooo:paragraph-rsid="00418e07" style:font-weight-asian="normal" style:font-weight-complex="normal"/>
    </style:style>
    <style:style style:name="P21" style:family="paragraph" style:parent-style-name="Standard">
      <style:text-properties style:font-name="Droid Sans" fo:font-weight="normal" officeooo:rsid="006240bc" officeooo:paragraph-rsid="006240bc" style:font-weight-asian="normal" style:font-weight-complex="normal"/>
    </style:style>
    <style:style style:name="P22" style:family="paragraph" style:parent-style-name="Standard">
      <style:text-properties style:font-name="Droid Sans" fo:font-weight="normal" officeooo:rsid="006240bc" officeooo:paragraph-rsid="006c33ea" style:font-weight-asian="normal" style:font-weight-complex="normal"/>
    </style:style>
    <style:style style:name="P23" style:family="paragraph" style:parent-style-name="Standard">
      <style:text-properties style:font-name="Droid Sans" fo:font-weight="normal" officeooo:rsid="00643138" officeooo:paragraph-rsid="00643138" style:font-weight-asian="normal" style:font-weight-complex="normal"/>
    </style:style>
    <style:style style:name="P24" style:family="paragraph" style:parent-style-name="Standard">
      <style:text-properties style:font-name="Droid Sans" fo:font-weight="normal" officeooo:rsid="0066d569" officeooo:paragraph-rsid="0066d569" style:font-weight-asian="normal" style:font-weight-complex="normal"/>
    </style:style>
    <style:style style:name="P25" style:family="paragraph" style:parent-style-name="Standard">
      <style:text-properties style:font-name="Droid Sans" fo:font-weight="normal" officeooo:rsid="006b93a4" officeooo:paragraph-rsid="006b93a4" style:font-weight-asian="normal" style:font-weight-complex="normal"/>
    </style:style>
    <style:style style:name="P26" style:family="paragraph" style:parent-style-name="Standard">
      <style:text-properties style:font-name="Droid Sans" officeooo:rsid="002d88ff" officeooo:paragraph-rsid="002d88ff"/>
    </style:style>
    <style:style style:name="P27" style:family="paragraph" style:parent-style-name="Standard">
      <style:text-properties style:font-name="Droid Sans" officeooo:rsid="002d88ff" officeooo:paragraph-rsid="00731668"/>
    </style:style>
    <style:style style:name="P28" style:family="paragraph" style:parent-style-name="Standard">
      <style:text-properties style:font-name="Droid Sans" officeooo:rsid="002fbfd4" officeooo:paragraph-rsid="004b37a2"/>
    </style:style>
    <style:style style:name="P29" style:family="paragraph" style:parent-style-name="Standard">
      <style:text-properties style:font-name="Droid Sans" officeooo:rsid="005159b5" officeooo:paragraph-rsid="005159b5"/>
    </style:style>
    <style:style style:name="P30" style:family="paragraph" style:parent-style-name="Standard">
      <style:text-properties style:font-name="Droid Sans" officeooo:rsid="005b593c" officeooo:paragraph-rsid="005b593c"/>
    </style:style>
    <style:style style:name="P31" style:family="paragraph" style:parent-style-name="Standard">
      <style:text-properties style:font-name="Droid Sans" style:text-underline-style="solid" style:text-underline-width="auto" style:text-underline-color="font-color" officeooo:rsid="005bc259" officeooo:paragraph-rsid="005bc259"/>
    </style:style>
    <style:style style:name="P32" style:family="paragraph" style:parent-style-name="Standard">
      <style:text-properties style:font-name="Droid Sans" officeooo:rsid="004b37a2" officeooo:paragraph-rsid="004b37a2"/>
    </style:style>
    <style:style style:name="P33" style:family="paragraph" style:parent-style-name="Standard">
      <style:text-properties fo:color="#000000" style:font-name="Droid Sans" fo:font-style="normal" style:text-underline-style="none" fo:font-weight="normal" officeooo:rsid="00451906" officeooo:paragraph-rsid="00451906" style:font-style-asian="normal" style:font-weight-asian="normal" style:font-style-complex="normal" style:font-weight-complex="normal"/>
    </style:style>
    <style:style style:name="P34" style:family="paragraph" style:parent-style-name="Standard">
      <style:text-properties fo:color="#000000" style:font-name="Droid Sans" fo:font-style="normal" style:text-underline-style="none" fo:font-weight="normal" officeooo:rsid="0049e41b" officeooo:paragraph-rsid="0049e41b" style:font-style-asian="normal" style:font-weight-asian="normal" style:font-style-complex="normal" style:font-weight-complex="normal"/>
    </style:style>
    <style:style style:name="P35" style:family="paragraph" style:parent-style-name="Standard">
      <style:text-properties officeooo:paragraph-rsid="003bb6d0"/>
    </style:style>
    <style:style style:name="P36" style:family="paragraph" style:parent-style-name="Standard">
      <style:text-properties style:text-line-through-style="solid" style:text-line-through-type="single" style:font-name="Droid Sans" officeooo:rsid="001be806" officeooo:paragraph-rsid="005159b5"/>
    </style:style>
    <style:style style:name="P37" style:family="paragraph" style:parent-style-name="Standard">
      <style:text-properties style:text-line-through-style="solid" style:text-line-through-type="single" style:font-name="Droid Sans" officeooo:rsid="005b593c" officeooo:paragraph-rsid="005b593c"/>
    </style:style>
    <style:style style:name="P38" style:family="paragraph" style:parent-style-name="Standard">
      <style:text-properties style:text-line-through-style="none" style:text-line-through-type="none" style:font-name="Droid Sans" officeooo:rsid="006de3bd" officeooo:paragraph-rsid="006de3bd"/>
    </style:style>
    <style:style style:name="P39" style:family="paragraph" style:parent-style-name="Table_20_Contents">
      <style:text-properties style:font-name="Droid Sans" officeooo:rsid="005159b5" officeooo:paragraph-rsid="005159b5"/>
    </style:style>
    <style:style style:name="P40" style:family="paragraph" style:parent-style-name="Table_20_Contents">
      <style:paragraph-properties fo:text-align="center" style:justify-single-word="false"/>
      <style:text-properties style:font-name="Droid Sans" officeooo:rsid="005159b5" officeooo:paragraph-rsid="005159b5"/>
    </style:style>
    <style:style style:name="P41" style:family="paragraph" style:parent-style-name="Standard">
      <style:text-properties style:font-name="Droid Sans" fo:font-weight="bold" officeooo:rsid="0066d569" officeooo:paragraph-rsid="004a49d8" style:font-weight-asian="bold" style:font-weight-complex="bold"/>
    </style:style>
    <style:style style:name="P42" style:family="paragraph" style:parent-style-name="Standard">
      <style:text-properties style:font-name="Droid Sans" fo:font-weight="bold" officeooo:rsid="0061f625" officeooo:paragraph-rsid="0061f625" style:font-weight-asian="bold" style:font-weight-complex="bold"/>
    </style:style>
    <style:style style:name="P43" style:family="paragraph" style:parent-style-name="Standard">
      <style:text-properties style:font-name="Droid Sans" fo:font-weight="bold" officeooo:rsid="0076effb" officeooo:paragraph-rsid="0076effb" style:font-weight-asian="bold" style:font-weight-complex="bold"/>
    </style:style>
    <style:style style:name="P44" style:family="paragraph" style:parent-style-name="Standard">
      <style:text-properties style:font-name="Droid Sans" officeooo:rsid="00705a30" officeooo:paragraph-rsid="00705a30"/>
    </style:style>
    <style:style style:name="P45" style:family="paragraph" style:parent-style-name="Standard">
      <style:text-properties style:font-name="Droid Sans" style:text-underline-style="none" officeooo:rsid="005bc259" officeooo:paragraph-rsid="005b593c"/>
    </style:style>
    <style:style style:name="P46" style:family="paragraph" style:parent-style-name="Standard">
      <style:text-properties style:font-name="Droid Sans" officeooo:rsid="001be806" officeooo:paragraph-rsid="005159b5"/>
    </style:style>
    <style:style style:name="P47" style:family="paragraph" style:parent-style-name="Standard">
      <style:text-properties style:font-name="Droid Sans" officeooo:rsid="0027aa91" officeooo:paragraph-rsid="005159b5"/>
    </style:style>
    <style:style style:name="P48" style:family="paragraph" style:parent-style-name="Standard">
      <style:text-properties style:font-name="Droid Sans" officeooo:rsid="00481985" officeooo:paragraph-rsid="005159b5"/>
    </style:style>
    <style:style style:name="P49" style:family="paragraph" style:parent-style-name="Standard">
      <style:text-properties style:font-name="Droid Sans" officeooo:rsid="0019baff" officeooo:paragraph-rsid="00785b38"/>
    </style:style>
    <style:style style:name="P50" style:family="paragraph" style:parent-style-name="Standard">
      <style:text-properties style:font-name="Droid Sans" officeooo:rsid="0076effb" officeooo:paragraph-rsid="0076effb"/>
    </style:style>
    <style:style style:name="P51" style:family="paragraph" style:parent-style-name="Standard">
      <style:text-properties style:font-name="Droid Sans" officeooo:rsid="0077603c" officeooo:paragraph-rsid="0077603c"/>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3ece8"/>
    </style:style>
    <style:style style:name="T2" style:family="text">
      <style:text-properties officeooo:rsid="0023f6e2"/>
    </style:style>
    <style:style style:name="T3" style:family="text">
      <style:text-properties style:font-name="Droid Sans" officeooo:rsid="003bb6d0"/>
    </style:style>
    <style:style style:name="T4" style:family="text">
      <style:text-properties style:font-name="Droid Sans" officeooo:rsid="007eb2d6"/>
    </style:style>
    <style:style style:name="T5" style:family="text">
      <style:text-properties officeooo:rsid="002a1e55"/>
    </style:style>
    <style:style style:name="T6" style:family="text">
      <style:text-properties fo:font-weight="bold" officeooo:rsid="002a1e55" style:font-weight-asian="bold" style:font-weight-complex="bold"/>
    </style:style>
    <style:style style:name="T7" style:family="text">
      <style:text-properties officeooo:rsid="002cdce6"/>
    </style:style>
    <style:style style:name="T8" style:family="text">
      <style:text-properties officeooo:rsid="00309da8"/>
    </style:style>
    <style:style style:name="T9" style:family="text">
      <style:text-properties officeooo:rsid="0033e241"/>
    </style:style>
    <style:style style:name="T10" style:family="text">
      <style:text-properties officeooo:rsid="003a472e"/>
    </style:style>
    <style:style style:name="T11" style:family="text">
      <style:text-properties officeooo:rsid="003b13e1"/>
    </style:style>
    <style:style style:name="T12" style:family="text">
      <style:text-properties officeooo:rsid="003bb6d0"/>
    </style:style>
    <style:style style:name="T13" style:family="text">
      <style:text-properties fo:color="#ff0000" style:font-name="Droid Sans" fo:font-style="normal" style:text-underline-style="solid" style:text-underline-width="auto" style:text-underline-color="font-color" fo:font-weight="bold" officeooo:rsid="003bb6d0" style:font-style-asian="normal" style:font-weight-asian="bold" style:font-style-complex="normal" style:font-weight-complex="bold"/>
    </style:style>
    <style:style style:name="T14" style:family="text">
      <style:text-properties fo:color="#ff0000" style:font-name="Droid Sans" fo:font-style="normal" style:text-underline-style="none" fo:font-weight="normal" officeooo:rsid="003bb6d0" style:font-style-asian="normal" style:font-weight-asian="normal" style:font-style-complex="normal" style:font-weight-complex="normal"/>
    </style:style>
    <style:style style:name="T15" style:family="text">
      <style:text-properties officeooo:rsid="0045d1a6"/>
    </style:style>
    <style:style style:name="T16" style:family="text">
      <style:text-properties officeooo:rsid="00481985"/>
    </style:style>
    <style:style style:name="T17" style:family="text">
      <style:text-properties style:text-underline-style="none"/>
    </style:style>
    <style:style style:name="T18" style:family="text">
      <style:text-properties style:text-underline-style="none" officeooo:rsid="00481985"/>
    </style:style>
    <style:style style:name="T19" style:family="text">
      <style:text-properties style:text-underline-style="none" officeooo:rsid="0056e3d3"/>
    </style:style>
    <style:style style:name="T20" style:family="text">
      <style:text-properties style:text-underline-style="none" officeooo:rsid="005b9b84"/>
    </style:style>
    <style:style style:name="T21" style:family="text">
      <style:text-properties style:text-underline-style="none" fo:font-weight="normal" officeooo:rsid="00695d5e" style:font-weight-asian="normal" style:font-weight-complex="normal"/>
    </style:style>
    <style:style style:name="T22" style:family="text">
      <style:text-properties style:text-underline-style="none" officeooo:rsid="00740611"/>
    </style:style>
    <style:style style:name="T23" style:family="text">
      <style:text-properties officeooo:rsid="0049e41b"/>
    </style:style>
    <style:style style:name="T24" style:family="text">
      <style:text-properties fo:color="#000000" style:font-name="Droid Sans" fo:font-style="normal" style:text-underline-style="none" fo:font-weight="normal" officeooo:rsid="0049e41b" style:font-style-asian="normal" style:font-weight-asian="normal" style:font-style-complex="normal" style:font-weight-complex="normal"/>
    </style:style>
    <style:style style:name="T25" style:family="text">
      <style:text-properties officeooo:rsid="004b37a2"/>
    </style:style>
    <style:style style:name="T26" style:family="text">
      <style:text-properties officeooo:rsid="004d6dcc"/>
    </style:style>
    <style:style style:name="T27" style:family="text">
      <style:text-properties officeooo:rsid="004e83fd"/>
    </style:style>
    <style:style style:name="T28" style:family="text">
      <style:text-properties officeooo:rsid="004ff20c"/>
    </style:style>
    <style:style style:name="T29" style:family="text">
      <style:text-properties officeooo:rsid="005159b5"/>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5159b5"/>
    </style:style>
    <style:style style:name="T32" style:family="text">
      <style:text-properties officeooo:rsid="005357b1"/>
    </style:style>
    <style:style style:name="T33" style:family="text">
      <style:text-properties officeooo:rsid="0056e3d3"/>
    </style:style>
    <style:style style:name="T34" style:family="text">
      <style:text-properties officeooo:rsid="00587bbb"/>
    </style:style>
    <style:style style:name="T35" style:family="text">
      <style:text-properties officeooo:rsid="0058a1b8"/>
    </style:style>
    <style:style style:name="T36" style:family="text">
      <style:text-properties officeooo:rsid="005b593c"/>
    </style:style>
    <style:style style:name="T37" style:family="text">
      <style:text-properties officeooo:rsid="005bc259"/>
    </style:style>
    <style:style style:name="T38" style:family="text">
      <style:text-properties officeooo:rsid="005d5f74"/>
    </style:style>
    <style:style style:name="T39" style:family="text">
      <style:text-properties officeooo:rsid="0061f625"/>
    </style:style>
    <style:style style:name="T40" style:family="text">
      <style:text-properties officeooo:rsid="00643138"/>
    </style:style>
    <style:style style:name="T41" style:family="text">
      <style:text-properties officeooo:rsid="00659535"/>
    </style:style>
    <style:style style:name="T42" style:family="text">
      <style:text-properties officeooo:rsid="00689474"/>
    </style:style>
    <style:style style:name="T43" style:family="text">
      <style:text-properties officeooo:rsid="0069775d"/>
    </style:style>
    <style:style style:name="T44" style:family="text">
      <style:text-properties officeooo:rsid="006ad5c9"/>
    </style:style>
    <style:style style:name="T45" style:family="text">
      <style:text-properties officeooo:rsid="006c33ea"/>
    </style:style>
    <style:style style:name="T46" style:family="text">
      <style:text-properties officeooo:rsid="006de3bd"/>
    </style:style>
    <style:style style:name="T47" style:family="text">
      <style:text-properties officeooo:rsid="006ef249"/>
    </style:style>
    <style:style style:name="T48" style:family="text">
      <style:text-properties officeooo:rsid="00705a30"/>
    </style:style>
    <style:style style:name="T49" style:family="text">
      <style:text-properties style:text-position="super 58%"/>
    </style:style>
    <style:style style:name="T50" style:family="text">
      <style:text-properties officeooo:rsid="0077603c"/>
    </style:style>
    <style:style style:name="T51" style:family="text">
      <style:text-properties officeooo:rsid="00785b38"/>
    </style:style>
    <style:style style:name="T52" style:family="text">
      <style:text-properties officeooo:rsid="007929e0"/>
    </style:style>
    <style:style style:name="T53" style:family="text">
      <style:text-properties officeooo:rsid="007a6c2c"/>
    </style:style>
    <style:style style:name="T54" style:family="text">
      <style:text-properties officeooo:rsid="007eb2d6"/>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By Jaseung Ku</text:p>
      <text:p text:style-name="P19">Updated 4/19/2019</text:p>
      <text:p text:style-name="P8"/>
      <text:p text:style-name="P41">Terminology</text:p>
      <text:p text:style-name="P18">Image <text:span text:style-name="T42">= I</text:span>ndividual <text:span text:style-name="T53">pattern</text:span> on a mask</text:p>
      <text:p text:style-name="P24">Die = chip</text:p>
      <text:p text:style-name="P24"/>
      <text:p text:style-name="P12">Chip design rule<text:span text:style-name="T27">s: </text:span><text:span text:style-name="T21">Follow these rules to make life easier :)</text:span></text:p>
      <text:p text:style-name="P49">1. <text:span text:style-name="T16">M</text:span>ake everything as <text:span text:style-name="T15">a </text:span>cell <text:span text:style-name="T43">for easy modification and modularity. A cell is like a class in program language, so all the instances will be changed if the cell is changed. <text:s text:c="66"/></text:span></text:p>
      <text:p text:style-name="P1">2. Place the center of each <text:span text:style-name="T16">image bounding box</text:span> at coordinate<text:span text:style-name="T44">s of integer multiples of 8</text:span>. <text:span text:style-name="T18">(Note: </text:span><text:span text:style-name="T17">If a</text:span><text:span text:style-name="T18">n image</text:span><text:span text:style-name="T17"> goes to multiple position</text:span><text:span text:style-name="T18">s</text:span><text:span text:style-name="T17">, the coordinates should be multiples of 8 to use the same flux trap pattern, </text:span><text:span text:style-name="T18">e.g. capacitors at multiple locations. <text:s text:c="4"/></text:span></text:p>
      <text:p text:style-name="P1">3. <text:span text:style-name="T10">Patch</text:span> <text:span text:style-name="T16">bounding boxes</text:span> <text:span text:style-name="T10">are</text:span> used <text:span text:style-name="T45">in </text:span>creat<text:span text:style-name="T45">ing</text:span> base flux traps on the <text:span text:style-name="T45">die</text:span>. <text:span text:style-name="T9">Also, they shouldn’t overlap not to have multiple flux traps.</text:span></text:p>
      <text:p text:style-name="P1">4. <text:span text:style-name="T46">(optional if #2 is enforced) </text:span>Each <text:span text:style-name="T23">image</text:span> has its own flux trap. For this, the center of <text:span text:style-name="T23">the image</text:span> <text:span text:style-name="T9">in chip coordinate</text:span> should be used to calculate how much flux trap should be offsetted. <text:span text:style-name="T23">Note, if the center coordinates are multiples of 8, then no offset is needed.</text:span></text:p>
      <text:p text:style-name="P2">5. <text:span text:style-name="T10">Patch</text:span> <text:span text:style-name="T23">bounding </text:span>box<text:span text:style-name="T23">es</text:span> can be made later from <text:span text:style-name="T23">image</text:span> b<text:span text:style-name="T23">ounding </text:span>box<text:span text:style-name="T23">es</text:span> <text:span text:style-name="T2">after flattening all cells, </text:span>since everything is <text:span text:style-name="T23">a </text:span>cell.</text:p>
      <text:p text:style-name="P27"><text:span text:style-name="T54">6</text:span>. All the images should be within 21000 x 21000 um<text:span text:style-name="T49">2</text:span>.</text:p>
      <text:p text:style-name="P44">TO-DO: there are specific boundaries outside of which ASML can’t read. Create this pattern in GDS.</text:p>
      <text:p text:style-name="P26"><text:span text:style-name="T54">7</text:span>. Each <text:span text:style-name="T23">image</text:span> should be at least 750 um apart.</text:p>
      <text:p text:style-name="P35"><text:span text:style-name="T4">8</text:span><text:span text:style-name="T3">. Before creating flux trap, create </text:span><text:span text:style-name="T13">backup </text:span><text:span text:style-name="T14"><text:s/></text:span><text:span text:style-name="T24">(klayout could crash).</text:span></text:p>
      <text:p text:style-name="P34"><text:span text:style-name="T54">9</text:span>. Avoid having two instances<text:span text:style-name="T48">(or bounding boxes)</text:span> <text:span text:style-name="T23">touch</text:span>. Leave a gap so as to be able to make patterns slightly overlapping with images.</text:p>
      <text:p text:style-name="P33">1<text:span text:style-name="T54">0</text:span>. When creat<text:span text:style-name="T23">ing images</text:span>, make all patterns lie within <text:s/>a <text:span text:style-name="T23">Image BBox</text:span>. The size of <text:span text:style-name="T23">Image BBox</text:span> is used in ASML to blade off.</text:p>
      <text:p text:style-name="P7"/>
      <text:p text:style-name="P6">Layer <text:span text:style-name="T37">info</text:span></text:p>
      <text:p text:style-name="P30"><text:span text:style-name="T19">I</text:span><text:span text:style-name="T17">t is </text:span><text:span text:style-name="T20">very </text:span><text:span text:style-name="T17">important to understand </text:span><text:span text:style-name="T20">first</text:span><text:span text:style-name="T17"> what each layer is </text:span><text:span text:style-name="T22">used </text:span><text:span text:style-name="T17">for</text:span><text:span text:style-name="T20"> and </text:span><text:span text:style-name="T22">to </text:span><text:span text:style-name="T20">use the right layer for whatever you draw in Klayout. <text:s/></text:span></text:p>
      <text:p text:style-name="P45"/>
      <text:p text:style-name="P31">Convention</text:p>
      <text:p text:style-name="P28"><text:span text:style-name="T19">A layer is specified by </text:span><text:span text:style-name="T29">N/M, where N=</text:span>layer number, <text:span text:style-name="T29">M =</text:span> dat<text:span text:style-name="T29">a</text:span>type <text:span text:style-name="T33">number.</text:span></text:p>
      <text:p text:style-name="P28"/>
      <text:p text:style-name="P5">In <text:span text:style-name="T30">0 layer</text:span>, anything that doesn’t appear on the mask, <text:span text:style-name="T32">e.g. outlines</text:span></text:p>
      <text:p text:style-name="P5">In <text:span text:style-name="T30">1 layer</text:span>, anything that appear<text:span text:style-name="T29">s</text:span> on the ma<text:span text:style-name="T11">sk, e.g. flux trap.</text:span></text:p>
      <text:p text:style-name="P32"><text:span text:style-name="T31">D</text:span><text:span text:style-name="T30">at</text:span><text:span text:style-name="T31">a</text:span><text:span text:style-name="T30"> type</text:span> defines what kind <text:span text:style-name="T29">of stuff</text:span> <text:span text:style-name="T29">goes</text:span> on an each layer.</text:p>
      <text:p text:style-name="P32"/>
      <text:p text:style-name="P31">Layer definition</text:p>
      <text:p text:style-name="P3"/>
      <table:table table:name="Table1" table:style-name="Table1">
        <table:table-column table:style-name="Table1.A"/>
        <table:table-column table:style-name="Table1.B"/>
        <table:table-column table:style-name="Table1.C"/>
        <text:soft-page-break/>
        <table:table-row>
          <table:table-cell table:style-name="Table1.A1" office:value-type="string">
            <text:p text:style-name="P40">Layer name</text:p>
          </table:table-cell>
          <table:table-cell table:style-name="Table1.A1" office:value-type="string">
            <text:p text:style-name="P40">Layer/Data type</text:p>
          </table:table-cell>
          <table:table-cell table:style-name="Table1.C1" office:value-type="string">
            <text:p text:style-name="P40">Description</text:p>
          </table:table-cell>
        </table:table-row>
        <table:table-row>
          <table:table-cell table:style-name="Table1.A2" office:value-type="string">
            <text:p text:style-name="P4"><text:span text:style-name="T11">Patch BB</text:span>ox</text:p>
          </table:table-cell>
          <table:table-cell table:style-name="Table1.A2" office:value-type="string">
            <text:p text:style-name="P39">0/0</text:p>
          </table:table-cell>
          <table:table-cell table:style-name="Table1.C2" office:value-type="string">
            <text:p text:style-name="P4"><text:span text:style-name="T16">Patch bounding box that </text:span>define<text:span text:style-name="T34">s</text:span> <text:span text:style-name="T36">area in which an</text:span> <text:span text:style-name="T25">image is patched in the base pattern of a die. Also, it’s used when creating flux traps.</text:span></text:p>
          </table:table-cell>
        </table:table-row>
        <table:table-row>
          <table:table-cell table:style-name="Table1.A2" office:value-type="string">
            <text:p text:style-name="P4"><text:span text:style-name="T35">­K</text:span>eepout</text:p>
          </table:table-cell>
          <table:table-cell table:style-name="Table1.A2" office:value-type="string">
            <text:p text:style-name="P39">0/1</text:p>
          </table:table-cell>
          <table:table-cell table:style-name="Table1.C2" office:value-type="string">
            <text:p text:style-name="P4"><text:span text:style-name="T34">Keepout area that keeps out </text:span>flux tr<text:span text:style-name="T25">a</text:span>p<text:span text:style-name="T25">s. CPW and bias line cells should have keepout.</text:span></text:p>
          </table:table-cell>
        </table:table-row>
        <table:table-row>
          <table:table-cell table:style-name="Table1.A2" office:value-type="string">
            <text:p text:style-name="P4">CPW path</text:p>
          </table:table-cell>
          <table:table-cell table:style-name="Table1.A2" office:value-type="string">
            <text:p text:style-name="P39">0/2</text:p>
          </table:table-cell>
          <table:table-cell table:style-name="Table1.C2" office:value-type="string">
            <text:p text:style-name="P47">Path that turns into CPW by a macro or python script</text:p>
          </table:table-cell>
        </table:table-row>
        <table:table-row>
          <table:table-cell table:style-name="Table1.A2" office:value-type="string">
            <text:p text:style-name="P4"><text:span text:style-name="T16">Image</text:span> B<text:span text:style-name="T23">B</text:span>ox</text:p>
          </table:table-cell>
          <table:table-cell table:style-name="Table1.A2" office:value-type="string">
            <text:p text:style-name="P39">0/3</text:p>
          </table:table-cell>
          <table:table-cell table:style-name="Table1.C2" office:value-type="string">
            <text:p text:style-name="P48">Image bounding box for each image. This sets boundary of image within which flux traps are created. The size of Image Bbox should be the same as that of Patch BBox since an image (as a cell) is patched into Patch BBox during ASML stepper job.</text:p>
          </table:table-cell>
        </table:table-row>
        <table:table-row>
          <table:table-cell table:style-name="Table1.A2" office:value-type="string">
            <text:p text:style-name="P36">Die <text:span text:style-name="T36">BB</text:span>ox</text:p>
          </table:table-cell>
          <table:table-cell table:style-name="Table1.A2" office:value-type="string">
            <text:p text:style-name="P36">0/4</text:p>
          </table:table-cell>
          <table:table-cell table:style-name="Table1.C2" office:value-type="string">
            <text:p text:style-name="P37">Die bounding box. <text:span text:style-name="T38">This may set the size of actual die, e.g. 6.25x6.25 or 8x8 mm chip</text:span></text:p>
            <text:p text:style-name="P38"><text:span text:style-name="T47">D</text:span>epreciated. Use Image Bbox.</text:p>
          </table:table-cell>
        </table:table-row>
        <table:table-row>
          <table:table-cell table:style-name="Table1.A2" office:value-type="string">
            <text:p text:style-name="P29">Image</text:p>
          </table:table-cell>
          <table:table-cell table:style-name="Table1.A2" office:value-type="string">
            <text:p text:style-name="P39">1/0</text:p>
          </table:table-cell>
          <table:table-cell table:style-name="Table1.C2" office:value-type="string">
            <text:p text:style-name="P4"><text:span text:style-name="T38">Any pattern to be</text:span> written on the mask</text:p>
          </table:table-cell>
        </table:table-row>
        <table:table-row>
          <table:table-cell table:style-name="Table1.A2" office:value-type="string">
            <text:p text:style-name="P29">Flux trap</text:p>
          </table:table-cell>
          <table:table-cell table:style-name="Table1.A2" office:value-type="string">
            <text:p text:style-name="P39">1/1</text:p>
          </table:table-cell>
          <table:table-cell table:style-name="Table1.C2" office:value-type="string">
            <text:p text:style-name="P29">Flux trap <text:span text:style-name="T38">holes</text:span></text:p>
          </table:table-cell>
        </table:table-row>
      </table:table>
      <text:p text:style-name="P3"/>
      <text:p text:style-name="P43">Useful setting</text:p>
      <text:p text:style-name="P50">1. File menu →<text:span text:style-name="T50"> Setup</text:span></text:p>
      <text:p text:style-name="P50"><text:tab/>a. Default Grids : 1, 0.1, 0.01, 0.001</text:p>
      <text:p text:style-name="P50"><text:tab/>b. Snapping : Choose both “Snap to grid” and “Snap to edge/vertex”.</text:p>
      <text:p text:style-name="P51">2. View menu → Select Top Level Objects</text:p>
      <text:p text:style-name="P50"/>
      <text:p text:style-name="P10">Tentative procedure <text:span text:style-name="T27">for designing a mask</text:span></text:p>
      <text:p text:style-name="P23"><text:span text:style-name="T52">1</text:span>. <text:span text:style-name="T52">Outline </text:span>a circuit. Determine a base pattern in a die <text:span text:style-name="T52">which can’t be changed</text:span> <text:span text:style-name="T52">and images which will be patched into the base pattern during ASML job.</text:span></text:p>
      <text:p text:style-name="P23"><text:span text:style-name="T52">2</text:span>. Make <text:span text:style-name="T52">images and make them all cells. A die cell has</text:span> <text:span text:style-name="T52">(fixed) </text:span>base pattern and patch bounding boxes. </text:p>
      <text:p text:style-name="P42">IMPORTANT:</text:p>
      <text:p text:style-name="P14"><text:span text:style-name="T39"><text:tab/>a. Each cell should have the origin in the </text:span><text:span text:style-name="T6">center</text:span><text:span text:style-name="T5"> of Image Bounding Boxes. </text:span></text:p>
      <text:p text:style-name="P14"><text:span text:style-name="T39"><text:tab/>b. </text:span><office:annotation office:name="__Annotation__286_3114947904"><dc:creator>Unknown Author</dc:creator><dc:date>2019-04-20T12:05:42.986240389</dc:date><text:p text:style-name="P52"><text:span text:style-name="T55">Why?</text:span></text:p></office:annotation><text:span text:style-name="T39">Each image shouldn’t have child cell (flatten cell and remake cell if <text:tab/><text:tab/><text:tab/>necessary)</text:span><office:annotation-end office:name="__Annotation__286_3114947904"/><text:span text:style-name="T39">.</text:span></text:p>
      <text:p text:style-name="P13"><text:span text:style-name="T40">3</text:span>. <text:span text:style-name="T7">Lay out images for a mask. Make sure there is at least 750um spacing between images.</text:span></text:p>
      <text:p text:style-name="P15"><text:span text:style-name="T40">4</text:span>. Copy all instances and past into a new cell <text:span text:style-name="T8">for a mask?</text:span></text:p>
      <text:p text:style-name="P16"><text:span text:style-name="T40">5</text:span>. <text:span text:style-name="T12">Create flux trap. </text:span></text:p>
      <text:p text:style-name="P15">5. Flatten the new cell and save it as GDS2 file.</text:p>
      <text:p text:style-name="P15"/>
      <text:p text:style-name="P11"><text:span text:style-name="T28">Note on </text:span>Flux trap <text:span text:style-name="T28">creation</text:span></text:p>
      <text:p text:style-name="P17">1. <text:span text:style-name="T41">F</text:span>or <text:span text:style-name="T41">GND</text:span> flux trap on <text:span text:style-name="T41">a die</text:span></text:p>
      <text:p text:style-name="P17"><text:soft-page-break/><text:span text:style-name="T26">C</text:span>reate an instance of fluxTrap_8x8mm <text:span text:style-name="T40">and then fluxTrap array. Flatten it </text:span>and center it. Do boolean operation in layer menu. CHOOSE “no undo buffering”. Otherwise, gds file <text:span text:style-name="T40">could be</text:span> corrupt<text:span text:style-name="T40">ed</text:span> to 0 byte.</text:p>
      <text:p text:style-name="P17">2. <text:span text:style-name="T41">For</text:span> flux trap in the <text:span text:style-name="T26">images</text:span></text:p>
      <text:p text:style-name="P20">Each <text:span text:style-name="T26">image</text:span> must be a cell. Even a cell with a sub-Pcell is ok. Found that the resulting cell has flattened structure. No need to flatten subcells before creating flux traps.</text:p>
      <text:p text:style-name="P20"/>
      <text:p text:style-name="P9">Design Rule Check (DRC)</text:p>
      <text:p text:style-name="P21">TO-DO: set up DRC. May need a script.</text:p>
      <text:p text:style-name="P21">1. For each cell, origin in the center of bounding box.</text:p>
      <text:p text:style-name="P22">2. <text:span text:style-name="T45">a No overlap between objects on the same layer, but they can touch.</text:span></text:p>
      <text:p text:style-name="P22"><text:span text:style-name="T45"><text:s text:c="4"/>b. </text:span>No overlap between objects in “Image” layer and flux traps. </text:p>
      <text:p text:style-name="P21">3. Patch bound boxes should be touching. We need about 500nm of image extension into the patch bounding box to avoid unwanted break that could be created during mask creation.</text:p>
      <text:p text:style-name="P25">4. The center of image bounding box is multiple of 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9T16:44:00.880558908</meta:creation-date>
    <dc:date>2019-04-20T22:11:43.336561214</dc:date>
    <meta:editing-duration>P5DT8M56S</meta:editing-duration>
    <meta:editing-cycles>81</meta:editing-cycles>
    <meta:generator>LibreOffice/6.0.7.3$Linux_X86_64 LibreOffice_project/00m0$Build-3</meta:generator>
    <meta:document-statistic meta:table-count="1" meta:image-count="0" meta:object-count="0" meta:page-count="3" meta:paragraph-count="78" meta:word-count="860" meta:character-count="4704" meta:non-whitespace-character-count="3831"/>
  </office:meta>
</office:document-meta>
</file>